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14486B76A52F523C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8437in" svg:width="2.4252in" svg:height="0.9291in" draw:z-index="0"><draw:image xlink:href="Pictures/10000201000002D000000114486B76A52F523C77.png" xlink:type="simple" xlink:show="embed" xlink:actuate="onLoad" loext:mime-type="image/png"/></draw:frame>Hello {d.firstname} {d.lastname}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9-06-09T14:58:29.232053118</dc:date>
    <meta:editing-duration>PT2M4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4" meta:character-count="34" meta:non-whitespace-character-count="31"/>
  </office:meta>
</office:document-meta>
</file>